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loext:decorative="false"/>
    </style:style>
    <style:style style:name="gr2" style:family="graphic" style:parent-style-name="standard">
      <style:graphic-properties draw:fill="none" draw:textarea-vertical-align="middle" loext:decorative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loext:decorative="false"/>
    </style:style>
    <style:style style:name="gr4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54cm" fo:padding-top="0.125cm" fo:padding-bottom="0.125cm" fo:padding-left="0.25cm" fo:padding-right="0.25cm" loext:decorative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draw:shadow="visible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style:writing-mode="lr-tb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3.025cm" fo:padding-top="0.125cm" fo:padding-bottom="0.125cm" fo:padding-left="0.25cm" fo:padding-right="0.25cm" loext:decorative="false"/>
      <style:paragraph-properties style:writing-mode="lr-tb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 fo:min-height="0.349cm" fo:min-width="3.1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161cm" fo:padding-top="0.125cm" fo:padding-bottom="0.125cm" fo:padding-left="0.25cm" fo:padding-right="0.25cm" loext:decorative="false"/>
      <style:paragraph-properties style:writing-mode="lr-tb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667cm" fo:padding-top="0.125cm" fo:padding-bottom="0.125cm" fo:padding-left="0.25cm" fo:padding-right="0.25cm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25cm" fo:min-width="2.7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297cm" fo:padding-top="0.125cm" fo:padding-bottom="0.125cm" fo:padding-left="0.25cm" fo:padding-right="0.25cm" loext:decorative="false"/>
      <style:paragraph-properties style:writing-mode="lr-tb"/>
    </style:style>
    <style:style style:name="gr16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865cm" fo:padding-top="0.125cm" fo:padding-bottom="0.125cm" fo:padding-left="0.25cm" fo:padding-right="0.25cm" loext:decorative="false"/>
      <style:paragraph-properties style:writing-mode="lr-tb"/>
    </style:style>
    <style:style style:name="gr17" style:family="graphic" style:parent-style-name="standard">
      <style:graphic-properties svg:stroke-width="0.1cm" draw:marker-start-width="0.45cm" draw:marker-end-width="0.45cm" draw:textarea-vertical-align="middle" fo:padding-top="0.175cm" fo:padding-bottom="0.175cm" fo:padding-left="0.3cm" fo:padding-right="0.3cm" loext:decorative="false"/>
    </style:style>
    <style:style style:name="gr18" style:family="graphic" style:parent-style-name="standard">
      <style:graphic-properties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30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219cm" loext:decorative="false"/>
      <style:paragraph-properties style:writing-mode="lr-tb"/>
    </style:style>
    <style:style style:name="gr2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22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9.75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10pt" style:font-size-asian="10pt" style:font-size-complex="10pt"/>
    </style:style>
    <style:style style:name="P5" style:family="paragraph">
      <loext:graphic-properties draw:fill="solid" draw:fill-color="#00ff00"/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 style:writing-mode="lr-tb"/>
      <style:text-properties style:font-name="Arial" fo:font-size="11pt" style:font-size-asian="10pt" style:font-size-complex="10pt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Arial" fo:font-size="11pt" style:font-size-asian="10pt" style:font-size-complex="10pt"/>
    </style:style>
    <style:style style:name="P10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style:font-name="Arial" fo:font-size="11pt" style:font-size-asian="10pt" style:font-size-complex="10pt"/>
    </style:style>
    <style:style style:name="P13" style:family="paragraph">
      <style:paragraph-properties fo:margin-left="0cm" fo:margin-right="0cm" fo:text-align="center" fo:text-indent="0cm" style:writing-mode="lr-tb"/>
      <style:text-properties style:font-name="Arial" fo:font-size="11pt" fo:font-weight="bold" style:font-size-asian="18pt" style:font-size-complex="18pt"/>
    </style:style>
    <style:style style:name="P14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style:font-name="Arial" fo:font-size="11pt" fo:font-weight="bold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 loext:tab-stop-distance="0cm" style:writing-mode="lr-tb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style:font-name="Arial" fo:font-size="11pt" style:text-underline-style="none" fo:font-weight="normal" style:font-size-asian="10pt" style:font-weight-asian="bold" style:font-size-complex="10pt" style:font-weight-complex="bold"/>
    </style:style>
    <style:style style:name="P17" style:family="paragraph">
      <style:paragraph-properties fo:margin-left="0cm" fo:margin-right="0cm" fo:text-align="center" fo:text-indent="0cm"/>
      <style:text-properties style:font-name="Arial" fo:font-size="11pt" fo:font-weight="bold" style:font-size-asian="10pt" style:font-size-complex="10pt"/>
    </style:style>
    <style:style style:name="P18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style:font-name="Arial" fo:font-size="11pt" fo:font-weight="bold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20" style:family="paragraph">
      <style:paragraph-properties fo:text-align="center" style:writing-mode="lr-tb"/>
      <style:text-properties style:font-name="Arial" fo:font-size="11pt" style:font-size-asian="9pt" style:font-size-complex="9pt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Arial" fo:font-size="11pt" style:font-size-asian="9pt" style:font-size-complex="9pt"/>
    </style:style>
    <style:style style:name="P22" style:family="paragraph">
      <style:paragraph-properties fo:text-align="center"/>
      <style:text-properties style:font-name="Arial" fo:font-size="11pt"/>
    </style:style>
    <style:style style:name="P23" style:family="paragraph"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text-align="center"/>
      <style:text-properties style:font-name="Arial" fo:font-size="11pt"/>
    </style:style>
    <style:style style:name="P26" style:family="paragraph">
      <loext:graphic-properties draw:fill="none" draw:fill-color="#ffffff"/>
      <style:text-properties style:font-name="Arial" fo:font-size="11pt" style:font-size-asian="12pt" style:font-size-complex="12pt"/>
    </style:style>
    <style:style style:name="P27" style:family="paragraph">
      <loext:graphic-properties draw:fill="none" draw:fill-color="#ffffff"/>
      <style:paragraph-properties fo:text-align="center"/>
      <style:text-properties style:font-name="Arial" fo:font-size="11pt" style:font-size-asian="9pt" style:font-size-complex="9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Arial" fo:font-size="11pt" style:font-size-asian="10pt" style:font-size-complex="10pt"/>
    </style:style>
    <style:style style:name="T3" style:family="text">
      <style:text-properties style:font-name="Arial" fo:font-size="11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1pt" fo:font-weight="bold" style:font-size-asian="18pt" style:font-size-complex="18pt"/>
    </style:style>
    <style:style style:name="T5" style:family="text">
      <style:text-properties style:font-name="Arial" fo:font-size="11pt" style:text-underline-style="none" fo:font-weight="normal" style:font-size-asian="10pt" style:font-weight-asian="bold" style:font-size-complex="10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/>
    </style:style>
    <style:style style:name="T7" style:family="text">
      <style:text-properties style:font-name="Arial" fo:font-size="11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8" style:family="text">
      <style:text-properties style:font-name="Arial" fo:font-size="11pt" fo:font-weight="bold" style:font-size-asian="10pt" style:font-size-complex="10pt"/>
    </style:style>
    <style:style style:name="T9" style:family="text">
      <style:text-properties style:font-name="Arial" fo:font-size="11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style:font-name="Arial" fo:font-size="11pt" style:font-size-asian="9pt" style:font-size-complex="9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Arial" fo:font-size="11pt" style:font-size-asian="12pt" style:font-size-complex="12pt"/>
    </style:style>
    <style:style style:name="T13" style:family="text">
      <style:text-properties style:font-name="Arial" fo:font-size="11pt"/>
    </style:style>
    <style:style style:name="T14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do">
        <office:forms form:automatic-focus="false" form:apply-design-mode="false"/>
        <draw:custom-shape draw:style-name="gr1" draw:text-style-name="P1" draw:layer="layout" svg:width="3.299cm" svg:height="1.794cm" svg:x="19.701cm" svg:y="4.0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3.5cm" svg:height="2cm" svg:x="20cm" svg:y="9.499cm">
          <text:p/>
        </draw:rect>
        <draw:custom-shape draw:style-name="gr3" draw:text-style-name="P3" draw:layer="layout" svg:width="2.38cm" svg:height="1.294cm" svg:x="20.16cm" svg:y="4.2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controls" svg:width="3.1cm" svg:height="1.204cm" svg:x="20cm" svg:y="7.296cm">
          <draw:text-box>
            <text:p/>
          </draw:text-box>
        </draw:frame>
        <draw:custom-shape draw:style-name="gr5" draw:text-style-name="P5" draw:layer="controls" svg:width="3.1cm" svg:height="0.599cm" svg:x="20cm" svg:y="6.7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9cm" svg:height="1cm" svg:x="1.5cm" svg:y="1.5cm">
          <text:p text:style-name="P6"><text:span text:style-name="T1">Solución: E-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0.5cm" svg:height="0.5cm" svg:x="6.5cm" svg:y="9.1cm">
          <text:p text:style-name="P8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8" draw:text-style-name="P2" draw:layer="layout" svg:width="0.578cm" svg:height="0.653cm" svg:x="21.461cm" svg:y="13.345cm" svg:viewBox="0 0 579 654" svg:d="M0 647c1115 87 276-647 276-647">
          <text:p/>
        </draw:path>
        <draw:custom-shape draw:style-name="gr3" draw:text-style-name="P10" draw:layer="layout" svg:width="2.2cm" svg:height="0.5cm" svg:x="19.75cm" svg:y="0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4" draw:layer="layout" svg:width="3.1cm" svg:height="1.204cm" svg:x="20.2cm" svg:y="10.178cm">
          <draw:text-box>
            <text:p/>
          </draw:text-box>
        </draw:frame>
        <draw:custom-shape draw:style-name="gr5" draw:text-style-name="P5" draw:layer="layout" svg:width="3.1cm" svg:height="0.599cm" svg:x="20.2cm" svg:y="9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8cm" svg:height="1.294cm" svg:x="19.96cm" svg:y="1.4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2" xml:id="id4" draw:id="id4" draw:layer="layout" svg:width="3.6cm" svg:height="3.275cm" svg:x="2.4cm" svg:y="5.28cm">
          <draw:text-box>
            <text:p text:style-name="P11"><text:span text:style-name="T3">Dni</text:span></text:p>
            <text:p text:style-name="P11"><text:span text:style-name="T2">Nombre</text:span></text:p>
            <text:p text:style-name="P11"><text:span text:style-name="T2">Apellidos</text:span></text:p>
            <text:p text:style-name="P11"><text:span text:style-name="T2">Numss</text:span></text:p>
            <text:p text:style-name="P11"><text:span text:style-name="T2">Nom_Categoría</text:span></text:p>
            <text:p text:style-name="P11"><text:span text:style-name="T2">Telefono(Multi)</text:span></text:p>
            <text:p text:style-name="P11"><text:span text:style-name="T2"/></text:p>
          </draw:text-box>
        </draw:frame>
        <draw:custom-shape draw:style-name="gr10" draw:text-style-name="P14" draw:layer="layout" svg:width="3.6cm" svg:height="0.599cm" svg:x="2.4cm" svg:y="4.7cm">
          <text:p text:style-name="P13"><text:span text:style-name="T4">Empleado</text:span></text:p>
          <draw:enhanced-geometry svg:viewBox="0 0 21600 21600" draw:type="rectangle" draw:enhanced-path="M 0 0 L 21600 0 21600 21600 0 21600 0 0 Z N"/>
        </draw:custom-shape>
        <draw:frame draw:style-name="gr11" draw:text-style-name="P12" xml:id="id12" draw:id="id12" draw:layer="layout" svg:width="3.1cm" svg:height="2.411cm" svg:x="10.1cm" svg:y="6.696cm">
          <draw:text-box>
            <text:p text:style-name="P11"><text:span text:style-name="T3">Cod_Plato</text:span></text:p>
            <text:p text:style-name="P11"><text:span text:style-name="T5">Nombre</text:span></text:p>
            <text:p text:style-name="P11"><text:span text:style-name="T2">Precio</text:span></text:p>
            <text:p text:style-name="P15"><text:span text:style-name="T6">Tipo(E/P/S/Po)</text:span></text:p>
            <text:p text:style-name="P15"><text:span text:style-name="T6">Calorias (Calc)</text:span></text:p>
          </draw:text-box>
        </draw:frame>
        <draw:custom-shape draw:style-name="gr12" draw:text-style-name="P14" xml:id="id13" draw:id="id13" draw:layer="layout" svg:width="3.1cm" svg:height="0.599cm" svg:x="10.1cm" svg:y="6.116cm">
          <text:p text:style-name="P13"><text:span text:style-name="T4">Plato</text:span></text:p>
          <draw:enhanced-geometry svg:viewBox="0 0 21600 21600" draw:type="rectangle" draw:enhanced-path="M 0 0 L 21600 0 21600 21600 0 21600 0 0 Z N"/>
        </draw:custom-shape>
        <draw:frame draw:style-name="gr13" draw:text-style-name="P16" xml:id="id9" draw:id="id9" draw:layer="layout" svg:width="3.2cm" svg:height="1.917cm" svg:x="16cm" svg:y="7.383cm">
          <draw:text-box>
            <text:p text:style-name="P11"><text:span text:style-name="T7">Cod_Ing</text:span></text:p>
            <text:p text:style-name="P11"><text:span text:style-name="T5">Nombre</text:span></text:p>
            <text:p text:style-name="P11"><text:span text:style-name="T5">Calorias</text:span></text:p>
          </draw:text-box>
        </draw:frame>
        <draw:custom-shape draw:style-name="gr14" draw:text-style-name="P18" xml:id="id15" draw:id="id15" draw:layer="layout" svg:width="3.2cm" svg:height="0.5cm" svg:x="16cm" svg:y="6.9cm">
          <text:p text:style-name="P17"><text:span text:style-name="T8">Ingrediente</text:span></text:p>
          <draw:enhanced-geometry svg:viewBox="0 0 21600 21600" draw:type="rectangle" draw:enhanced-path="M 0 0 L 21600 0 21600 21600 0 21600 0 0 Z N"/>
        </draw:custom-shape>
        <draw:frame draw:style-name="gr15" draw:text-style-name="P12" xml:id="id16" draw:id="id16" draw:layer="layout" svg:width="3.1cm" svg:height="1.547cm" svg:x="2.5cm" svg:y="13.68cm">
          <draw:text-box>
            <text:p text:style-name="P11"><text:span text:style-name="T3">Numalmacen</text:span></text:p>
            <text:p text:style-name="P11"><text:span text:style-name="T9">Nombre</text:span></text:p>
            <text:p text:style-name="P11"><text:span text:style-name="T2">Descripcion</text:span></text:p>
          </draw:text-box>
        </draw:frame>
        <draw:custom-shape draw:style-name="gr12" draw:text-style-name="P14" draw:layer="layout" svg:width="3.1cm" svg:height="0.599cm" svg:x="2.5cm" svg:y="13.1cm">
          <text:p text:style-name="P13"><text:span text:style-name="T4">Almacen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1cm" svg:height="1.115cm" svg:x="15.8cm" svg:y="14.68cm">
          <draw:text-box>
            <text:p text:style-name="P11"><text:span text:style-name="T3">Codestante</text:span></text:p>
            <text:p text:style-name="P11"><text:span text:style-name="T2">Tamaño</text:span></text:p>
          </draw:text-box>
        </draw:frame>
        <draw:custom-shape draw:style-name="gr12" draw:text-style-name="P14" draw:layer="layout" svg:width="3.1cm" svg:height="0.599cm" svg:x="15.8cm" svg:y="14.1cm">
          <text:p text:style-name="P13"><text:span text:style-name="T4">Estante</text:span></text:p>
          <draw:enhanced-geometry svg:viewBox="0 0 21600 21600" draw:type="rectangle" draw:enhanced-path="M 0 0 L 21600 0 21600 21600 0 21600 0 0 Z N"/>
        </draw:custom-shape>
        <draw:frame draw:style-name="gr16" draw:text-style-name="P12" xml:id="id1" draw:id="id1" draw:layer="layout" svg:width="3.1cm" svg:height="1.115cm" svg:x="2cm" svg:y="11.18cm">
          <draw:text-box>
            <text:p text:style-name="P11"><text:span text:style-name="T2">Fecnac</text:span></text:p>
            <text:p text:style-name="P19"><text:span text:style-name="T2">Cursos(Mult)</text:span></text:p>
          </draw:text-box>
        </draw:frame>
        <draw:custom-shape draw:style-name="gr12" draw:text-style-name="P14" xml:id="id6" draw:id="id6" draw:layer="layout" svg:width="3.1cm" svg:height="0.599cm" svg:x="2cm" svg:y="10.6cm">
          <text:p text:style-name="P13"><text:span text:style-name="T4">Pinche</text:span></text:p>
          <draw:enhanced-geometry svg:viewBox="0 0 21600 21600" draw:type="rectangle" draw:enhanced-path="M 0 0 L 21600 0 21600 21600 0 21600 0 0 Z N"/>
        </draw:custom-shape>
        <draw:frame draw:style-name="gr16" draw:text-style-name="P12" xml:id="id11" draw:id="id11" draw:layer="layout" svg:width="3.1cm" svg:height="1.115cm" svg:x="8.6cm" svg:y="11.18cm">
          <draw:text-box>
            <text:p text:style-name="P11"><text:span text:style-name="T2">Antigüedad(Calc)</text:span></text:p>
          </draw:text-box>
        </draw:frame>
        <draw:custom-shape draw:style-name="gr12" draw:text-style-name="P14" xml:id="id3" draw:id="id3" draw:layer="layout" svg:width="3.1cm" svg:height="0.599cm" svg:x="8.6cm" svg:y="10.6cm">
          <text:p text:style-name="P13"><text:span text:style-name="T4">Cocinero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xml:id="id2" draw:id="id2" draw:layer="layout" svg:width="1.5cm" svg:height="0.794cm" svg:x="6.1cm" svg:y="10.8cm">
          <text:p text:style-name="P20"><text:span text:style-name="T10">Tutel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2" draw:layer="layout" svg:x1="5.1cm" svg:y1="11.737cm" svg:x2="6.1cm" svg:y2="11.197cm" draw:start-shape="id1" draw:start-glue-point="1" draw:end-shape="id2" draw:end-glue-point="5" svg:d="M5100 11737h500v-540h500" svg:viewBox="0 0 1001 541">
          <text:p/>
        </draw:connector>
        <draw:connector draw:style-name="gr18" draw:text-style-name="P22" draw:layer="layout" svg:x1="7.6cm" svg:y1="11.197cm" svg:x2="8.6cm" svg:y2="10.899cm" draw:start-shape="id2" draw:start-glue-point="7" draw:end-shape="id3" draw:end-glue-point="3" svg:d="M7600 11197h501v-298h499" svg:viewBox="0 0 1001 299">
          <text:p/>
        </draw:connector>
        <draw:connector draw:style-name="gr18" draw:text-style-name="P22" draw:layer="layout" draw:type="line" svg:x1="4.2cm" svg:y1="8.555cm" svg:x2="6.75cm" svg:y2="9.1cm" draw:start-shape="id4" draw:start-glue-point="2" draw:end-shape="id5" draw:end-glue-point="4" svg:d="M4200 8555l2550 545" svg:viewBox="0 0 2551 546">
          <text:p/>
        </draw:connector>
        <draw:connector draw:style-name="gr18" draw:text-style-name="P22" draw:layer="layout" draw:type="line" svg:x1="6.5cm" svg:y1="9.35cm" svg:x2="3.55cm" svg:y2="10.6cm" draw:start-shape="id5" draw:start-glue-point="6" draw:end-shape="id6" draw:end-glue-point="0" svg:d="M6500 9350l-2950 1250" svg:viewBox="0 0 2951 1251">
          <text:p/>
        </draw:connector>
        <draw:connector draw:style-name="gr18" draw:text-style-name="P22" draw:layer="layout" draw:type="line" svg:x1="7cm" svg:y1="9.35cm" svg:x2="10.15cm" svg:y2="10.6cm" draw:start-shape="id5" draw:start-glue-point="10" draw:end-shape="id3" draw:end-glue-point="0" svg:d="M7000 9350l3150 1250" svg:viewBox="0 0 3151 1251">
          <text:p/>
        </draw:connector>
        <draw:custom-shape draw:style-name="gr7" draw:text-style-name="P24" draw:layer="layout" svg:width="0.5cm" svg:height="0.5cm" svg:x="21.5cm" svg:y="12cm">
          <text:p text:style-name="P23"><text:span text:style-name="T11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8" draw:text-style-name="P25" draw:layer="layout" svg:width="0.578cm" svg:height="0.653cm" svg:x="8.421cm" svg:y="9.6cm" svg:viewBox="0 0 579 654" svg:d="M0 647c1115 87 276-647 276-647">
          <text:p/>
        </draw:path>
        <draw:path draw:style-name="gr8" draw:text-style-name="P2" draw:layer="layout" svg:width="0.578cm" svg:height="0.653cm" svg:x="21.462cm" svg:y="13.345cm" svg:viewBox="0 0 579 654" svg:d="M0 647c1115 87 276-647 276-647">
          <text:p/>
        </draw:path>
        <draw:path draw:style-name="gr8" draw:text-style-name="P25" draw:layer="layout" svg:width="0.354cm" svg:height="0.803cm" draw:transform="rotate (-2.15757602131539) translate (5.22922718620656cm 10.177347738784cm)" svg:viewBox="0 0 355 804" svg:d="M0 774c277 140 429-241 320-431l-78-191-101-152">
          <text:p/>
        </draw:path>
        <draw:frame draw:style-name="gr19" draw:text-style-name="P26" draw:layer="layout" svg:width="0.808cm" svg:height="0.734cm" svg:x="17.3cm" svg:y="13.266cm">
          <draw:text-box>
            <text:p><text:span text:style-name="T12">N</text:span></text:p>
          </draw:text-box>
        </draw:frame>
        <draw:frame draw:style-name="gr20" draw:text-style-name="P26" draw:layer="layout" svg:width="0.719cm" svg:height="0.734cm" svg:x="4cm" svg:y="15.066cm">
          <draw:text-box>
            <text:p><text:span text:style-name="T12">1</text:span></text:p>
          </draw:text-box>
        </draw:frame>
        <draw:frame draw:style-name="gr19" draw:text-style-name="P26" draw:layer="layout" svg:width="0.808cm" svg:height="0.734cm" svg:x="4.9cm" svg:y="10.966cm">
          <draw:text-box>
            <text:p><text:span text:style-name="T12">N</text:span></text:p>
          </draw:text-box>
        </draw:frame>
        <draw:frame draw:style-name="gr20" draw:text-style-name="P26" draw:layer="layout" svg:width="0.719cm" svg:height="0.734cm" svg:x="8cm" svg:y="10.866cm">
          <draw:text-box>
            <text:p><text:span text:style-name="T12">1</text:span></text:p>
          </draw:text-box>
        </draw:frame>
        <draw:custom-shape draw:style-name="gr7" draw:text-style-name="P21" xml:id="id10" draw:id="id10" draw:layer="layout" svg:width="2.38cm" svg:height="1.294cm" svg:x="6.7cm" svg:y="6.306cm">
          <text:p text:style-name="P20"><text:span text:style-name="T10">Prepa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1" xml:id="id14" draw:id="id14" draw:layer="layout" svg:width="2.38cm" svg:height="1.294cm" svg:x="14.12cm" svg:y="5.706cm">
          <text:p text:style-name="P20"><text:span text:style-name="T10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1" xml:id="id7" draw:id="id7" draw:layer="layout" svg:width="2.38cm" svg:height="1.294cm" svg:x="15.273cm" svg:y="11.186cm">
          <text:p text:style-name="P20"><text:span text:style-name="T10">Esta 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7" xml:id="id17" draw:id="id17" draw:layer="layout" svg:width="3.299cm" svg:height="1.794cm" svg:x="6.201cm" svg:y="14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1" draw:layer="layout" svg:width="2.38cm" svg:height="1.294cm" svg:x="6.66cm" svg:y="15.033cm">
          <text:p text:style-name="P20"><text:span text:style-name="T10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22" draw:layer="layout" svg:x1="16.463cm" svg:y1="12.48cm" svg:x2="17.35cm" svg:y2="13.9cm" draw:start-shape="id7" draw:start-glue-point="6" draw:end-shape="id8" draw:end-glue-point="0" svg:d="M16463 12480v711h887v709" svg:viewBox="0 0 888 1421">
          <text:p/>
        </draw:connector>
        <draw:connector draw:style-name="gr21" draw:text-style-name="P22" draw:layer="layout" svg:x1="16.463cm" svg:y1="11.186cm" svg:x2="17.6cm" svg:y2="9.3cm" draw:start-shape="id7" draw:start-glue-point="4" draw:end-shape="id9" draw:end-glue-point="2" svg:d="M16463 11186v-943h1137v-943" svg:viewBox="0 0 1138 1887">
          <text:p/>
        </draw:connector>
        <draw:connector draw:style-name="gr21" draw:text-style-name="P22" draw:layer="layout" svg:x1="7.89cm" svg:y1="7.6cm" svg:x2="11.7cm" svg:y2="11.737cm" draw:start-shape="id10" draw:start-glue-point="6" draw:end-shape="id11" draw:end-glue-point="1" svg:d="M7890 7600v1791h4311v2346h-501" svg:viewBox="0 0 4312 4138">
          <text:p/>
        </draw:connector>
        <draw:connector draw:style-name="gr21" draw:text-style-name="P22" draw:layer="layout" svg:x1="9.08cm" svg:y1="6.953cm" svg:x2="10.1cm" svg:y2="7.901cm" draw:start-shape="id10" draw:start-glue-point="7" draw:end-shape="id12" svg:d="M9080 6953h511v948h509" svg:viewBox="0 0 1021 949">
          <text:p/>
        </draw:connector>
        <draw:connector draw:style-name="gr21" draw:text-style-name="P22" draw:layer="layout" svg:x1="13.2cm" svg:y1="6.415cm" svg:x2="14.12cm" svg:y2="6.353cm" draw:start-shape="id13" draw:start-glue-point="1" draw:end-shape="id14" draw:end-glue-point="5" svg:d="M13200 6415h460v-62h460" svg:viewBox="0 0 921 63">
          <text:p/>
        </draw:connector>
        <draw:connector draw:style-name="gr18" draw:text-style-name="P22" draw:layer="layout" svg:x1="16.5cm" svg:y1="6.353cm" svg:x2="17.6cm" svg:y2="6.9cm" draw:start-shape="id14" draw:start-glue-point="7" draw:end-shape="id15" svg:d="M16500 6353h1100v547" svg:viewBox="0 0 1101 548">
          <text:p/>
        </draw:connector>
        <draw:frame draw:style-name="gr19" draw:text-style-name="P26" draw:layer="layout" svg:width="0.808cm" svg:height="0.734cm" svg:x="17.593cm" svg:y="9.366cm">
          <draw:text-box>
            <text:p><text:span text:style-name="T12">N</text:span></text:p>
          </draw:text-box>
        </draw:frame>
        <draw:frame draw:style-name="gr19" draw:text-style-name="P26" draw:layer="layout" svg:width="0.808cm" svg:height="0.734cm" svg:x="11.5cm" svg:y="9.6cm">
          <draw:text-box>
            <text:p><text:span text:style-name="T12">N</text:span></text:p>
          </draw:text-box>
        </draw:frame>
        <draw:frame draw:style-name="gr19" draw:text-style-name="P26" draw:layer="layout" svg:width="0.808cm" svg:height="0.734cm" svg:x="9.5cm" svg:y="7.866cm">
          <draw:text-box>
            <text:p><text:span text:style-name="T12">N</text:span></text:p>
          </draw:text-box>
        </draw:frame>
        <draw:frame draw:style-name="gr19" draw:text-style-name="P26" draw:layer="layout" svg:width="0.808cm" svg:height="0.734cm" svg:x="13.093cm" svg:y="6.4cm">
          <draw:text-box>
            <text:p><text:span text:style-name="T12">N</text:span></text:p>
          </draw:text-box>
        </draw:frame>
        <draw:frame draw:style-name="gr19" draw:text-style-name="P26" draw:layer="layout" svg:width="0.808cm" svg:height="0.734cm" svg:x="17.693cm" svg:y="6.066cm">
          <draw:text-box>
            <text:p><text:span text:style-name="T12">N</text:span></text:p>
          </draw:text-box>
        </draw:frame>
        <draw:connector draw:style-name="gr21" draw:text-style-name="P22" draw:layer="layout" svg:x1="4.05cm" svg:y1="15.227cm" svg:x2="6.201cm" svg:y2="15.703cm" draw:start-shape="id16" draw:start-glue-point="2" draw:end-shape="id17" draw:end-glue-point="5" svg:d="M4050 15227v476h2151" svg:viewBox="0 0 2152 477">
          <text:p/>
        </draw:connector>
        <draw:connector draw:style-name="gr21" draw:text-style-name="P22" draw:layer="layout" svg:x1="9.5cm" svg:y1="15.703cm" svg:x2="15.6cm" svg:y2="14.9cm" draw:start-shape="id17" draw:start-glue-point="7" draw:end-shape="id8" draw:end-glue-point="3" svg:d="M9500 15703h3050v-803h3050" svg:viewBox="0 0 6101 804">
          <text:p/>
        </draw:connector>
        <draw:frame draw:style-name="gr19" draw:text-style-name="P26" draw:layer="layout" svg:width="0.808cm" svg:height="0.734cm" svg:x="14.8cm" svg:y="14.066cm">
          <draw:text-box>
            <text:p><text:span text:style-name="T12">N</text:span></text:p>
          </draw:text-box>
        </draw:frame>
        <draw:rect draw:style-name="gr2" draw:text-style-name="P25" xml:id="id8" draw:id="id8" draw:layer="layout" svg:width="3.5cm" svg:height="2cm" svg:x="15.6cm" svg:y="13.9cm">
          <text:p/>
        </draw:rect>
        <draw:custom-shape draw:style-name="gr7" draw:text-style-name="P9" xml:id="id18" draw:id="id18" draw:layer="layout" svg:width="2.2cm" svg:height="0.5cm" svg:x="13.2cm" svg:y="10.3cm">
          <text:p text:style-name="P8"><text:span text:style-name="T2">Cantid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8" draw:text-style-name="P22" draw:layer="layout" draw:type="line" svg:x1="15.273cm" svg:y1="11.833cm" svg:x2="14.3cm" svg:y2="10.8cm" draw:start-shape="id7" draw:start-glue-point="5" draw:end-shape="id18" draw:end-glue-point="8" svg:d="M15273 11833l-973-1033" svg:viewBox="0 0 974 1034">
          <text:p/>
        </draw:connector>
        <draw:custom-shape draw:style-name="gr7" draw:text-style-name="P9" draw:layer="layout" svg:width="2.2cm" svg:height="0.5cm" svg:x="16.3cm" svg:y="5.1cm">
          <text:p text:style-name="P8"><text:span text:style-name="T2">Cantid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8" draw:text-style-name="P22" draw:layer="layout" draw:type="line" svg:x1="15.31cm" svg:y1="5.706cm" svg:x2="16.3cm" svg:y2="5.45cm" draw:start-shape="id14" draw:start-glue-point="4" svg:d="M15310 5706l990-256" svg:viewBox="0 0 991 257">
          <text:p/>
        </draw:connector>
        <draw:line draw:style-name="gr22" draw:text-style-name="P25" draw:layer="layout" svg:x1="7cm" svg:y1="15.2cm" svg:x2="8.5cm" svg:y2="15.2cm">
          <text:p text:style-name="P28"><text:span text:style-name="T13"><text:s text:c="4"/></text:span><text:span text:style-name="T13">ID</text:span></text:p>
        </draw:line>
        <draw:frame draw:style-name="gr23" draw:text-style-name="P29" draw:layer="layout" svg:width="17cm" svg:height="10.004cm" svg:x="2cm" svg:y="18cm">
          <draw:text-box>
            <text:p><text:span text:style-name="T14">1.- En este modelo ER/E <text:s/>que sabemos de los empleados del restaurante. 1</text:span></text:p>
            <text:p><text:span text:style-name="T14">2.- Que informacion nos da la relacion ‘Esta en’. 1</text:span></text:p>
            <text:p><text:span text:style-name="T14">3.- Como podríamos pasar esta extension al modelo relacional.</text:span></text:p>
            <text:p><text:span text:style-name="T14">Explicar como quedaría en cada caso, si se puede utilizar o no y que ventajas tendría usar cada uno. 3</text:span></text:p>
            <text:p><text:span text:style-name="T14">4.- Hacer <text:s/>el modelo relacional completo con todas las restricciones utilizando para pasar la extension el caso A.</text:span></text:p>
            <text:p><text:span text:style-name="T14">Solucionar los atributos multivaluados de dos formas distintas. 4</text:span></text:p>
            <text:p><text:span text:style-name="T14"/></text:p>
            <text:p><text:span text:style-name="T14"/></text:p>
            <text:p><text:span text:style-name="T14"/></text:p>
            <text:p><text:span text:style-name="T14">* Es necesario un 5/10 en cada una de las partes del examen ( Relacional y SQL) para aprobar el examen,</text:span></text:p>
            <text:p><text:span text:style-name="T14"/></text:p>
            <text:p/>
            <text:p/>
            <text:p/>
          </draw:text-box>
        </draw:frame>
        <draw:frame draw:style-name="gr24" draw:text-style-name="P29" draw:layer="layout" svg:width="16.5cm" svg:height="1cm" svg:x="2cm" svg:y="3cm">
          <draw:text-box>
            <text:p>Modelo ER/E para la BD de un Restauran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gl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draw:textarea-horizontal-align="left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style:text-autospace="none"/>
      <style:text-properties fo:font-size="12pt" fo:language="es" fo:country="ES" style:text-underline-style="solid" style:text-underline-width="auto" style:text-underline-color="font-color" style:language-asian="en" style:country-asian="US" style:font-size-complex="12pt"/>
    </style:style>
  </office:styles>
  <office:automatic-styles>
    <style:page-layout style:name="PM0">
      <style:page-layout-properties fo:margin-top="1.5cm" fo:margin-bottom="1.5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4.2$Windows_X86_64 LibreOffice_project/51a6219feb6075d9a4c46691dcfe0cd9c4fff3c2</meta:generator>
    <meta:creation-date>2007-10-18T18:34:39</meta:creation-date>
    <dc:date>2025-01-09T10:38:03.435000000</dc:date>
    <meta:printed-by>ladministrador</meta:printed-by>
    <meta:print-date>2007-11-29T22:59:54</meta:print-date>
    <meta:editing-cycles>56</meta:editing-cycles>
    <meta:editing-duration>PT20H16M55S</meta:editing-duration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